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line-height="115%" fo:text-indent="0cm" style:auto-text-indent="false"/>
      <style:text-properties officeooo:rsid="0003c609" officeooo:paragraph-rsid="0003c609"/>
    </style:style>
    <style:style style:name="P2" style:family="paragraph" style:parent-style-name="Standard">
      <style:paragraph-properties style:line-height-at-least="0.476cm"/>
      <style:text-properties fo:color="#cccccc" loext:opacity="100%" style:font-name="Droid Sans Mono" fo:font-size="9.75pt" fo:font-weight="normal" fo:background-color="#1f1f1f"/>
    </style:style>
    <style:style style:name="P3" style:family="paragraph" style:parent-style-name="Standard">
      <style:paragraph-properties style:line-height-at-least="0.476cm"/>
      <style:text-properties fo:color="#cccccc" loext:opacity="100%" style:font-name="Droid Sans Mono" fo:font-size="9.75pt" fo:font-weight="normal" officeooo:paragraph-rsid="00119182" fo:background-color="#1f1f1f"/>
    </style:style>
    <style:style style:name="P4" style:family="paragraph" style:parent-style-name="Standard">
      <style:paragraph-properties fo:line-height="115%"/>
      <style:text-properties fo:color="#cccccc" loext:opacity="100%" style:font-name="Droid Sans Mono" fo:font-size="9.75pt" fo:font-weight="normal" officeooo:paragraph-rsid="00119182" fo:background-color="#1f1f1f"/>
    </style:style>
    <style:style style:name="P5" style:family="paragraph" style:parent-style-name="Standard">
      <style:paragraph-properties style:line-height-at-least="0.476cm"/>
    </style:style>
    <style:style style:name="P6" style:family="paragraph" style:parent-style-name="Text_20_body">
      <style:paragraph-properties fo:line-height="115%"/>
      <style:text-properties officeooo:rsid="00011604" officeooo:paragraph-rsid="00011604"/>
    </style:style>
    <style:style style:name="P7" style:family="paragraph" style:parent-style-name="Text_20_body">
      <style:paragraph-properties fo:line-height="115%"/>
      <style:text-properties officeooo:rsid="00023b5b" officeooo:paragraph-rsid="00023b5b"/>
    </style:style>
    <style:style style:name="P8" style:family="paragraph" style:parent-style-name="Text_20_body">
      <style:paragraph-properties fo:line-height="115%"/>
      <style:text-properties officeooo:rsid="00068b78" officeooo:paragraph-rsid="00068b78"/>
    </style:style>
    <style:style style:name="P9" style:family="paragraph" style:parent-style-name="Text_20_body">
      <style:paragraph-properties fo:line-height="115%"/>
      <style:text-properties officeooo:rsid="00068b78" officeooo:paragraph-rsid="000720bb"/>
    </style:style>
    <style:style style:name="P10" style:family="paragraph" style:parent-style-name="Text_20_body">
      <style:paragraph-properties fo:line-height="115%"/>
      <style:text-properties officeooo:rsid="0009f2d3" officeooo:paragraph-rsid="0009f2d3"/>
    </style:style>
    <style:style style:name="P11" style:family="paragraph" style:parent-style-name="Text_20_body">
      <style:paragraph-properties fo:line-height="115%"/>
      <style:text-properties officeooo:rsid="00119182" officeooo:paragraph-rsid="00119182"/>
    </style:style>
    <style:style style:name="P12" style:family="paragraph" style:parent-style-name="Heading_20_2">
      <style:paragraph-properties fo:line-height="115%"/>
    </style:style>
    <style:style style:name="P13" style:family="paragraph" style:parent-style-name="Standard">
      <style:paragraph-properties style:line-height-at-least="0.476cm"/>
      <style:text-properties fo:color="#cccccc" loext:opacity="100%" style:font-name="Droid Sans Mono" fo:font-size="9.75pt" fo:font-weight="normal" fo:background-color="#1f1f1f"/>
    </style:style>
    <style:style style:name="P14" style:family="paragraph" style:parent-style-name="Text_20_body" style:list-style-name="L1">
      <style:paragraph-properties fo:line-height="115%"/>
      <style:text-properties officeooo:rsid="00011604" officeooo:paragraph-rsid="00011604"/>
    </style:style>
    <style:style style:name="P15" style:family="paragraph" style:parent-style-name="Text_20_body" style:list-style-name="L2">
      <style:paragraph-properties fo:line-height="115%"/>
      <style:text-properties officeooo:rsid="00011604" officeooo:paragraph-rsid="00011604"/>
    </style:style>
    <style:style style:name="P16" style:family="paragraph" style:parent-style-name="Text_20_body" style:list-style-name="L3">
      <style:paragraph-properties fo:line-height="115%"/>
      <style:text-properties officeooo:rsid="00011604" officeooo:paragraph-rsid="000bad3c"/>
    </style:style>
    <style:style style:name="P17" style:family="paragraph" style:parent-style-name="Text_20_body" style:list-style-name="L3">
      <style:paragraph-properties fo:line-height="115%"/>
      <style:text-properties officeooo:rsid="00011604" officeooo:paragraph-rsid="00011604"/>
    </style:style>
    <style:style style:name="P18" style:family="paragraph" style:parent-style-name="Text_20_body" style:list-style-name="L5">
      <style:paragraph-properties fo:line-height="115%"/>
      <style:text-properties officeooo:rsid="00011604" officeooo:paragraph-rsid="00011604"/>
    </style:style>
    <style:style style:name="P19" style:family="paragraph" style:parent-style-name="Text_20_body" style:list-style-name="L2">
      <style:paragraph-properties fo:line-height="115%"/>
      <style:text-properties officeooo:rsid="00068b78" officeooo:paragraph-rsid="000720bb"/>
    </style:style>
    <style:style style:name="P20" style:family="paragraph" style:parent-style-name="Text_20_body" style:list-style-name="L2">
      <style:paragraph-properties fo:line-height="115%"/>
      <style:text-properties fo:font-weight="bold" officeooo:rsid="00068b78" officeooo:paragraph-rsid="000720bb" style:font-weight-asian="bold" style:font-weight-complex="bold"/>
    </style:style>
    <style:style style:name="P21" style:family="paragraph" style:parent-style-name="Text_20_body" style:list-style-name="L1">
      <style:paragraph-properties fo:line-height="115%"/>
      <style:text-properties officeooo:rsid="000a3452" officeooo:paragraph-rsid="000a3452"/>
    </style:style>
    <style:style style:name="P22" style:family="paragraph" style:parent-style-name="Text_20_body" style:list-style-name="L3">
      <style:paragraph-properties fo:line-height="115%"/>
      <style:text-properties officeooo:rsid="000bad3c" officeooo:paragraph-rsid="000bad3c"/>
    </style:style>
    <style:style style:name="P23" style:family="paragraph" style:parent-style-name="Text_20_body" style:list-style-name="L3">
      <style:paragraph-properties fo:line-height="115%"/>
      <style:text-properties officeooo:rsid="000bad3c" officeooo:paragraph-rsid="000ceb73"/>
    </style:style>
    <style:style style:name="P24" style:family="paragraph" style:parent-style-name="Text_20_body" style:list-style-name="L3">
      <style:paragraph-properties fo:line-height="115%"/>
      <style:text-properties officeooo:rsid="000e67f5" officeooo:paragraph-rsid="000e67f5"/>
    </style:style>
    <style:style style:name="P25" style:family="paragraph" style:parent-style-name="Text_20_body" style:list-style-name="L3">
      <style:paragraph-properties fo:line-height="115%"/>
      <style:text-properties officeooo:rsid="000ee0df" officeooo:paragraph-rsid="000ee0df"/>
    </style:style>
    <style:style style:name="P26" style:family="paragraph" style:parent-style-name="Text_20_body" style:list-style-name="L1">
      <style:paragraph-properties fo:line-height="115%"/>
      <style:text-properties officeooo:rsid="00023b5b" officeooo:paragraph-rsid="00023b5b"/>
    </style:style>
    <style:style style:name="P27" style:family="paragraph" style:parent-style-name="Text_20_body" style:list-style-name="L1">
      <style:paragraph-properties fo:line-height="115%"/>
      <style:text-properties officeooo:rsid="00023b5b" officeooo:paragraph-rsid="0003c609"/>
    </style:style>
    <style:style style:name="P28" style:family="paragraph" style:parent-style-name="Text_20_body" style:list-style-name="L4">
      <style:paragraph-properties fo:line-height="115%"/>
      <style:text-properties officeooo:rsid="00023b5b" officeooo:paragraph-rsid="00023b5b"/>
    </style:style>
    <style:style style:name="P29" style:family="paragraph" style:parent-style-name="Text_20_body" style:list-style-name="L1">
      <style:paragraph-properties fo:line-height="115%"/>
      <style:text-properties officeooo:rsid="000fb26a" officeooo:paragraph-rsid="000fb26a"/>
    </style:style>
    <style:style style:name="P30" style:family="paragraph" style:parent-style-name="Text_20_body" style:list-style-name="L1">
      <style:paragraph-properties fo:line-height="115%"/>
      <style:text-properties officeooo:paragraph-rsid="00023b5b"/>
    </style:style>
    <style:style style:name="P31" style:family="paragraph" style:parent-style-name="Text_20_body" style:list-style-name="L7">
      <style:paragraph-properties fo:line-height="115%"/>
      <style:text-properties officeooo:paragraph-rsid="0003c609"/>
    </style:style>
    <style:style style:name="P32" style:family="paragraph" style:parent-style-name="Text_20_body" style:list-style-name="L1">
      <style:paragraph-properties fo:line-height="115%"/>
      <style:text-properties officeooo:rsid="00119182" officeooo:paragraph-rsid="00119182"/>
    </style:style>
    <style:style style:name="P33" style:family="paragraph" style:parent-style-name="Text_20_body" style:list-style-name="L5">
      <style:paragraph-properties fo:line-height="115%"/>
      <style:text-properties officeooo:rsid="00182896" officeooo:paragraph-rsid="00182896"/>
    </style:style>
    <style:style style:name="P34" style:family="paragraph" style:parent-style-name="Text_20_body" style:list-style-name="L6">
      <style:paragraph-properties fo:line-height="115%"/>
      <style:text-properties officeooo:rsid="0003c609" officeooo:paragraph-rsid="0003c609"/>
    </style:style>
    <style:style style:name="P35" style:family="paragraph" style:parent-style-name="Text_20_body" style:list-style-name="L1">
      <style:paragraph-properties fo:line-height="115%"/>
      <style:text-properties officeooo:rsid="0003c609" officeooo:paragraph-rsid="0003c609"/>
    </style:style>
    <style:style style:name="P36" style:family="paragraph" style:parent-style-name="Text_20_body" style:list-style-name="L7">
      <style:paragraph-properties fo:line-height="115%"/>
      <style:text-properties officeooo:rsid="0003c609" officeooo:paragraph-rsid="0003c609"/>
    </style:style>
    <style:style style:name="P37" style:family="paragraph" style:parent-style-name="Text_20_body" style:list-style-name="L7">
      <style:paragraph-properties fo:line-height="115%"/>
      <style:text-properties officeooo:rsid="00054090" officeooo:paragraph-rsid="00054090"/>
    </style:style>
    <style:style style:name="P38" style:family="paragraph" style:parent-style-name="Text_20_body" style:list-style-name="L4">
      <style:paragraph-properties fo:line-height="115%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23b5b" officeooo:paragraph-rsid="00023b5b" style:text-blinking="false" fo:background-color="transparent" style:font-weight-asian="normal" style:font-weight-complex="normal"/>
    </style:style>
    <style:style style:name="P39" style:family="paragraph" style:parent-style-name="Text_20_body">
      <style:paragraph-properties fo:margin-left="1.905cm" fo:margin-right="0cm" fo:margin-top="0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40" style:family="paragraph" style:parent-style-name="Text_20_body">
      <style:paragraph-properties fo:margin-left="1.905cm" fo:margin-right="0cm" fo:margin-top="0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1f6c44" style:text-blinking="false" fo:background-color="transparent" style:font-weight-asian="normal" style:font-weight-complex="normal"/>
    </style:style>
    <style:style style:name="P41" style:family="paragraph" style:parent-style-name="Text_20_body" style:list-style-name="L6">
      <style:paragraph-properties fo:line-height="115%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3c609" officeooo:paragraph-rsid="0003c609" style:text-blinking="false" fo:background-color="transparent" style:font-weight-asian="normal" style:font-weight-complex="normal"/>
    </style:style>
    <style:style style:name="P42" style:family="paragraph" style:parent-style-name="Text_20_body" style:list-style-name="L7">
      <style:paragraph-properties fo:line-height="115%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3c609" officeooo:paragraph-rsid="0003c609" style:text-blinking="false" fo:background-color="transparent" style:font-weight-asian="normal" style:font-weight-complex="normal"/>
    </style:style>
    <style:style style:name="P43" style:family="paragraph" style:parent-style-name="Text_20_body" style:list-style-name="L7">
      <style:paragraph-properties fo:line-height="115%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54090" officeooo:paragraph-rsid="00054090" style:text-blinking="false" fo:background-color="transparent" style:font-weight-asian="normal" style:font-weight-complex="normal"/>
    </style:style>
    <style:style style:name="P44" style:family="paragraph" style:parent-style-name="Text_20_body">
      <style:paragraph-properties fo:margin-left="1.905cm" fo:margin-right="0cm" fo:margin-top="0cm" fo:margin-bottom="0.247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style:font-weight-asian="normal" style:font-weight-complex="normal"/>
    </style:style>
    <style:style style:name="P45" style:family="paragraph" style:parent-style-name="Text_20_body">
      <style:paragraph-properties fo:line-height="115%"/>
      <style:text-properties fo:font-weight="normal" officeooo:paragraph-rsid="0012f53b" style:font-weight-asian="normal" style:font-weight-complex="normal"/>
    </style:style>
    <style:style style:name="P46" style:family="paragraph" style:parent-style-name="Text_20_body">
      <style:paragraph-properties fo:margin-left="1.905cm" fo:margin-right="0cm" fo:margin-top="0cm" fo:margin-bottom="0.247cm" style:contextual-spacing="false" fo:line-height="138%" fo:text-indent="0cm" style:auto-text-indent="false" style:writing-mode="lr-tb"/>
    </style:style>
    <style:style style:name="P47" style:family="paragraph" style:parent-style-name="Text_20_body" style:list-style-name="L1">
      <style:paragraph-properties fo:line-height="115%"/>
      <style:text-properties officeooo:rsid="00218894" officeooo:paragraph-rsid="00218894"/>
    </style:style>
    <style:style style:name="T1" style:family="text">
      <style:text-properties officeooo:rsid="0003c6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11604"/>
    </style:style>
    <style:style style:name="T4" style:family="text">
      <style:text-properties officeooo:rsid="0008216d"/>
    </style:style>
    <style:style style:name="T5" style:family="text">
      <style:text-properties officeooo:rsid="000bad3c"/>
    </style:style>
    <style:style style:name="T6" style:family="text">
      <style:text-properties officeooo:rsid="000c70ae"/>
    </style:style>
    <style:style style:name="T7" style:family="text">
      <style:text-properties officeooo:rsid="000ceb73"/>
    </style:style>
    <style:style style:name="T8" style:family="text">
      <style:text-properties officeooo:rsid="00023b5b"/>
    </style:style>
    <style:style style:name="T9" style:family="text">
      <style:text-properties officeooo:rsid="00119182"/>
    </style:style>
    <style:style style:name="T10" style:family="text">
      <style:text-properties fo:color="#c586c0" loext:opacity="100%" officeooo:rsid="00119182"/>
    </style:style>
    <style:style style:name="T11" style:family="text">
      <style:text-properties fo:color="#4ec9b0" loext:opacity="100%"/>
    </style:style>
    <style:style style:name="T12" style:family="text">
      <style:text-properties fo:color="#4ec9b0" loext:opacity="100%" officeooo:rsid="00119182"/>
    </style:style>
    <style:style style:name="T13" style:family="text">
      <style:text-properties fo:color="#569cd6" loext:opacity="100%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officeooo:rsid="00119182"/>
    </style:style>
    <style:style style:name="T16" style:family="text">
      <style:text-properties fo:color="#9cdcfe" loext:opacity="100%" officeooo:rsid="000bad3c"/>
    </style:style>
    <style:style style:name="T17" style:family="text">
      <style:text-properties fo:color="#d4d4d4" loext:opacity="100%"/>
    </style:style>
    <style:style style:name="T18" style:family="text">
      <style:text-properties fo:color="#b5cea8" loext:opacity="100%"/>
    </style:style>
    <style:style style:name="T19" style:family="text">
      <style:text-properties fo:color="#4fc1ff" loext:opacity="100%"/>
    </style:style>
    <style:style style:name="T20" style:family="text">
      <style:text-properties fo:color="#ce9178" loext:opacity="100%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officeooo:rsid="0012f53b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officeooo:rsid="001a5579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03c609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rsid="001fcc7c" style:text-blinking="false" fo:background-color="transparent" loext:char-shading-value="0" style:font-weight-asian="normal" style:font-weight-complex="normal"/>
    </style:style>
    <style:style style:name="T26" style:family="text">
      <style:text-properties style:font-name="Liberation Serif" fo:font-size="12pt" fo:font-style="normal"/>
    </style:style>
    <style:style style:name="T27" style:family="text">
      <style:text-properties style:font-name="Liberation Serif" fo:font-size="12pt" fo:font-style="normal" style:text-underline-style="solid" style:text-underline-width="auto" style:text-underline-color="font-color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1a89dc"/>
    </style:style>
    <style:style style:name="T31" style:family="text">
      <style:text-properties officeooo:rsid="001fcc7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Database access using Django. Questions.</text:h>
      <text:list xml:id="list3689894280" text:style-name="L1">
        <text:list-item>
          <text:p text:style-name="P14">Indicate an example of database where it is better to use a relational database better than a NoSQL database and explain why.</text:p>
        </text:list-item>
      </text:list>
      <text:p text:style-name="P8">Cuando queremos tener relaciones entre los datos que tengamos en la base .Además de para <text:s/>tener una estructura fácilmente manejable que nos permita acceder a los datos rápidamente con los selects correspondientes. <text:span text:style-name="T4">Por ejemplo una base de datos de una entidad bancaria.</text:span></text:p>
      <text:list xml:id="list111656912480941" text:continue-numbering="true" text:style-name="L1">
        <text:list-item>
          <text:p text:style-name="P14">If we have the following tables in a relational database:</text:p>
          <text:p text:style-name="P14">student: idStudent, idAddress (foreign key to table address), name, age.</text:p>
          <text:p text:style-name="P14">address: idAddress, street, number, postalCode, idProvince (foreign key to table province)</text:p>
          <text:p text:style-name="P14">province: idProvince, description.</text:p>
        </text:list-item>
      </text:list>
      <text:p text:style-name="P6"/>
      <text:list xml:id="list623110811" text:style-name="L2">
        <text:list-item>
          <text:list>
            <text:list-item>
              <text:p text:style-name="P15">Indicate the equivalence in an Object Oriented Model.</text:p>
              <text:p text:style-name="P20">Class Student :</text:p>
              <text:p text:style-name="P19"><text:span text:style-name="T2">-</text:span>idStudent (Address)</text:p>
              <text:p text:style-name="P19">-idAdress(int)</text:p>
              <text:p text:style-name="P19">-name(String)</text:p>
              <text:p text:style-name="P19">-age(int)</text:p>
            </text:list-item>
          </text:list>
        </text:list-item>
      </text:list>
      <text:p text:style-name="P8"><text:tab/><text:span text:style-name="T2">Class Address:</text:span></text:p>
      <text:p text:style-name="P8"><text:tab/>-idAddress(int)</text:p>
      <text:p text:style-name="P8"><text:tab/>-street(String)</text:p>
      <text:p text:style-name="P8"><text:tab/>-number(int)</text:p>
      <text:p text:style-name="P8"><text:tab/>-postalCode(int)</text:p>
      <text:p text:style-name="P8"><text:tab/>-idProvince(Province)</text:p>
      <text:p text:style-name="P9"><text:tab/><text:span text:style-name="T2">Class Address:</text:span></text:p>
      <text:p text:style-name="P9"><text:tab/>-<text:span text:style-name="T3">idProvince</text:span>(int)</text:p>
      <text:p text:style-name="P9"><text:tab/>-<text:span text:style-name="T3">description</text:span>(String)</text:p>
      <text:p text:style-name="P9"/>
      <text:list xml:id="list111657897454062" text:continue-numbering="true" text:style-name="L2">
        <text:list-item>
          <text:list>
            <text:list-item>
              <text:p text:style-name="P15">Indicate the equivalence in a documental database that uses JSON files.</text:p>
            </text:list-item>
          </text:list>
        </text:list-item>
      </text:list>
      <text:p text:style-name="P10"><text:tab/></text:p>
      <text:p text:style-name="P10"/>
      <text:p text:style-name="P10"/>
      <text:p text:style-name="P10"/>
      <text:p text:style-name="P10"><text:soft-page-break/>“student”:{</text:p>
      <text:p text:style-name="P10"><text:tab/>“name”: “Manuela Fernandez”,</text:p>
      <text:p text:style-name="P10"><text:tab/>“age” : 33,</text:p>
      <text:p text:style-name="P10"><text:tab/>“adress”:{</text:p>
      <text:p text:style-name="P10"><text:tab/><text:tab/>“street” : ”Rua Nova”</text:p>
      <text:p text:style-name="P10"><text:tab/><text:tab/>“number”: 7,</text:p>
      <text:p text:style-name="P10"><text:tab/><text:tab/>“postalCode”: “15705”</text:p>
      <text:p text:style-name="P10"><text:tab/><text:tab/>“province”:{</text:p>
      <text:p text:style-name="P10"><text:tab/><text:tab/><text:tab/>“id” : 15,</text:p>
      <text:p text:style-name="P10"><text:tab/><text:tab/><text:tab/>“description” : “A Coruña”</text:p>
      <text:p text:style-name="P10"><text:tab/><text:tab/>}</text:p>
      <text:p text:style-name="P10"><text:tab/>}</text:p>
      <text:p text:style-name="P10">}</text:p>
      <text:list xml:id="list111657181853103" text:continue-numbering="true" text:style-name="L2">
        <text:list-item>
          <text:list>
            <text:list-item>
              <text:p text:style-name="P15">Indicate the equivalence using a xml file.</text:p>
            </text:list-item>
          </text:list>
        </text:list-item>
      </text:list>
      <text:p text:style-name="P6">&lt;student&gt;</text:p>
      <text:p text:style-name="P6"><text:s text:c="4"/>&lt;name&gt;Manuela Fernandez&lt;/name&gt;</text:p>
      <text:p text:style-name="P6"><text:s text:c="4"/>&lt;age&gt;33&lt;/age&gt;</text:p>
      <text:p text:style-name="P6"><text:s text:c="4"/>&lt;address&gt;</text:p>
      <text:p text:style-name="P6"><text:s text:c="8"/>&lt;street&gt;Rua Nova&lt;/street&gt;</text:p>
      <text:p text:style-name="P6"><text:s text:c="8"/>&lt;number&gt;7&lt;/number&gt;</text:p>
      <text:p text:style-name="P6"><text:s text:c="8"/>&lt;postalCode&gt;15705&lt;/postalCode&gt;</text:p>
      <text:p text:style-name="P6"><text:s text:c="8"/>&lt;province&gt;</text:p>
      <text:p text:style-name="P6"><text:s text:c="12"/>&lt;id&gt;15&lt;/id&gt;</text:p>
      <text:p text:style-name="P6"><text:s text:c="12"/>&lt;description&gt;A Coruña&lt;/description&gt;</text:p>
      <text:p text:style-name="P6"><text:s text:c="8"/>&lt;/province&gt;</text:p>
      <text:p text:style-name="P6"><text:s text:c="4"/>&lt;/address&gt;</text:p>
      <text:p text:style-name="P6">&lt;/student&gt;</text:p>
      <text:list xml:id="list111657884118005" text:continue-list="list111656912480941" text:style-name="L1">
        <text:list-item>
          <text:p text:style-name="P14">Indicate three advantages of using a database better than a file to store information.</text:p>
          <text:p text:style-name="P21">Relaciones de tablas, fácil accesibilidad y eficiencia.</text:p>
        </text:list-item>
        <text:list-item>
          <text:p text:style-name="P14">Indicate the SQL code to perform the following actions:</text:p>
        </text:list-item>
      </text:list>
      <text:list text:style-name="L3">
        <text:list-item>
          <text:list>
            <text:list-item>
              <text:p text:style-name="P16">Create a table with name student and fields: idStudent (integer, PK), name (string), age (number)</text:p>
            </text:list-item>
            <text:list-item>
              <text:p text:style-name="P16"><text:soft-page-break/><text:span text:style-name="T5">CREATE TABLE student{</text:span></text:p>
              <text:list>
                <text:list-header>
                  <text:p text:style-name="P22">idStudent integer PRIMARY KEY,</text:p>
                  <text:p text:style-name="P22">name varchar(100),</text:p>
                  <text:p text:style-name="P22">age integer</text:p>
                </text:list-header>
              </text:list>
            </text:list-item>
            <text:list-item>
              <text:p text:style-name="P22">}</text:p>
            </text:list-item>
            <text:list-item>
              <text:p text:style-name="P17">Add two rows of data in the previous table.</text:p>
            </text:list-item>
            <text:list-item>
              <text:p text:style-name="P22">INSERT INTO student (idStudent,name,age) VALUES (1,”Nicolas”,20)</text:p>
            </text:list-item>
            <text:list-item>
              <text:p text:style-name="P22">INSERT INTO student (idStudent,name,age) VALUES (2,”<text:span text:style-name="T6">Luis</text:span>”,2<text:span text:style-name="T6">1</text:span>)</text:p>
            </text:list-item>
            <text:list-item>
              <text:p text:style-name="P23">INSERT INTO student (idStudent,name,age) VALUES (3,”<text:span text:style-name="T7">Adrian</text:span>”,2<text:span text:style-name="T7">1</text:span>)</text:p>
            </text:list-item>
            <text:list-item>
              <text:p text:style-name="P22">INSERT INTO student (idStudent,name,age) VALUES (<text:span text:style-name="T7">4</text:span>,”<text:span text:style-name="T6">Perol</text:span>”,2<text:span text:style-name="T6">2</text:span>)</text:p>
              <text:p text:style-name="P22"/>
            </text:list-item>
            <text:list-item>
              <text:p text:style-name="P17">Modify the second row of data that you added.</text:p>
            </text:list-item>
            <text:list-item>
              <text:p text:style-name="P24">UPDATE TABLE student set name=”Nicolas2” WHERE name=”Nicolas”</text:p>
              <text:p text:style-name="P24"/>
            </text:list-item>
            <text:list-item>
              <text:p text:style-name="P17">Delete the first row of data in that table.</text:p>
            </text:list-item>
            <text:list-item>
              <text:p text:style-name="P25">DELETE from student WHERE idStudent=4</text:p>
              <text:p text:style-name="P25"/>
            </text:list-item>
          </text:list>
        </text:list-item>
      </text:list>
      <text:list xml:id="list111658605620515" text:continue-list="list111657884118005" text:style-name="L1">
        <text:list-item>
          <text:p text:style-name="P26">What is a Django Model?</text:p>
          <text:p text:style-name="P29">Es una representación de una clase que contendrá los atributos que queremos guardar y utilizar en nuestra base de datos , además de su correspondiente tipo de dato y características adicionales.</text:p>
          <text:p text:style-name="P29"/>
        </text:list-item>
        <text:list-item>
          <text:p text:style-name="P26">What does “object-relational mapping” mean?</text:p>
          <text:p text:style-name="P30"><text:span text:style-name="Strong_20_Emphasis"><text:span text:style-name="T8">Mapeo objeto-relacional (ORM)</text:span></text:span><text:span text:style-name="T8"> es una técnica de programación que permite interactuar con bases de datos relacionales utilizando un lenguaje de programación orientado a objetos. Convierte automáticamente los datos de las tablas de una base de datos en objetos de clases en el código, y viceversa, evitando que se tengan que escribir consultas SQL manualmente.</text:span></text:p>
          <text:p text:style-name="P26"/>
        </text:list-item>
        <text:list-item>
          <text:p text:style-name="P26">Define the Django model that is equivalent to the table in the exercise 4. Indicate which actions must be performed so that this model is mapped to a relational database.</text:p>
          <text:p text:style-name="P32">Tenemos que definir primeramente la aplicación de nuestro modelo en el archivo settings.</text:p>
          <text:p text:style-name="P32">Luego creamos el modelo:</text:p>
        </text:list-item>
      </text:list>
      <text:p text:style-name="P11"/>
      <text:p text:style-name="P11"/>
      <text:p text:style-name="P4"><text:soft-page-break/><text:span text:style-name="T10">from</text:span><text:span text:style-name="T9"> </text:span><text:span text:style-name="T12">django</text:span><text:span text:style-name="T9">.</text:span><text:span text:style-name="T12">db</text:span><text:span text:style-name="T9"> </text:span><text:span text:style-name="T10">import</text:span><text:span text:style-name="T9"> </text:span><text:span text:style-name="T12">models</text:span></text:p>
      <text:p text:style-name="P5"/>
      <text:p text:style-name="P2"><text:span text:style-name="T13">class</text:span> <text:span text:style-name="T12">Student</text:span>(<text:span text:style-name="T11">models</text:span>.<text:span text:style-name="T11">Model</text:span>):</text:p>
      <text:p text:style-name="P2"><text:span text:style-name="T15">idStudent</text:span><text:span text:style-name="T17">=</text:span><text:span text:style-name="T11">models</text:span>.<text:span text:style-name="T11">CharField</text:span>(<text:span text:style-name="T14">max_length</text:span><text:span text:style-name="T17">=</text:span><text:span text:style-name="T18">50</text:span>)</text:p>
      <text:p text:style-name="P3"><text:span text:style-name="T16">name</text:span><text:span text:style-name="T17">=</text:span><text:span text:style-name="T11">models</text:span>.<text:span text:style-name="T11">CharField</text:span>(<text:span text:style-name="T14">blank</text:span><text:span text:style-name="T17">=</text:span><text:span text:style-name="T19">True</text:span>,<text:span text:style-name="T14">null</text:span><text:span text:style-name="T17">=</text:span><text:span text:style-name="T19">True</text:span>, <text:span text:style-name="T14">max_length</text:span><text:span text:style-name="T17">=</text:span><text:span text:style-name="T18">100</text:span>)</text:p>
      <text:p text:style-name="P2"><text:span text:style-name="T15">age</text:span><text:span text:style-name="T17">=</text:span><text:span text:style-name="T11">models</text:span>.<text:span text:style-name="T12">IntegerField</text:span>()</text:p>
      <text:p text:style-name="P2"/>
      <text:p text:style-name="P11"/>
      <text:list xml:id="list111658448259647" text:continue-numbering="true" text:style-name="L1">
        <text:list-item>
          <text:p text:style-name="P26">What is the purpose of the field validators that we can specify in the Django models?</text:p>
        </text:list-item>
      </text:list>
      <text:p text:style-name="P45"><text:bookmark text:name="docs-internal-guid-c30f8d00-7fff-d891-536e-b1633a0087a8"/><text:span text:style-name="T21">Os validadores de campos en Django serven para comprobar que os datos que introducimos son correctos antes de gardalos. </text:span><text:span text:style-name="T22">Solo se aplica cando introducimos datos a través dun formulario</text:span></text:p>
      <text:p text:style-name="P7"/>
      <text:list xml:id="list111657562002434" text:continue-numbering="true" text:style-name="L1">
        <text:list-item>
          <text:p text:style-name="P26">If I have a student with name “Luisa” in the database. Write the Django code that we must execute in order to modify it.</text:p>
          <text:p text:style-name="P26"/>
        </text:list-item>
      </text:list>
      <text:p text:style-name="P7">from your_app.models import Student</text:p>
      <text:p text:style-name="P7"/>
      <text:p text:style-name="P7">student = Student.objects.get(<text:span text:style-name="T30">name</text:span>=”<text:span text:style-name="T30">Luisa”</text:span>) <text:s/></text:p>
      <text:p text:style-name="P7">student.name = "Luisa <text:span text:style-name="T30">updated</text:span>"</text:p>
      <text:p text:style-name="P7">student.save()</text:p>
      <text:p text:style-name="P7"/>
      <text:list xml:id="list111657330203845" text:continue-numbering="true" text:style-name="L1">
        <text:list-item>
          <text:p text:style-name="P26">Write the code of the filters that are equivalent to the following SQL sentences:</text:p>
        </text:list-item>
      </text:list>
      <text:list xml:id="list533702585" text:style-name="L4">
        <text:list-item>
          <text:list>
            <text:list-item>
              <text:p text:style-name="P28">select * from student where age between 20 and 70;</text:p>
              <text:p text:style-name="P28"/>
              <text:p text:style-name="P38"><text:bookmark text:name="docs-internal-guid-d23ee48c-7fff-74a0-88a6-97f7e695db63"/>from student.models import Student</text:p>
            </text:list-item>
          </text:list>
        </text:list-item>
      </text:list>
      <text:p text:style-name="P46"><text:span text:style-name="T23">students = Student.objects.filter(age__gte=20, age__lte=70)</text:span><text:line-break/></text:p>
      <text:list xml:id="list111658831632954" text:continue-numbering="true" text:style-name="L4">
        <text:list-item>
          <text:list>
            <text:list-item>
              <text:p text:style-name="P28">select * from student where name like ‘%Gomez%’ and (register = 1 or previousRegister = 1);</text:p>
              <text:p text:style-name="P38"><text:bookmark text:name="docs-internal-guid-542b768f-7fff-b6e5-3456-2ac63d0ad5dc"/>from student.models import Student</text:p>
            </text:list-item>
          </text:list>
        </text:list-item>
      </text:list>
      <text:p text:style-name="P39">from django.db.models import Q</text:p>
      <text:p text:style-name="P39">tudents = Student.objects.filter(</text:p>
      <text:p text:style-name="P44">    <text:span text:style-name="T27">name__contains</text:span><text:span text:style-name="T26">="Gomez",</text:span></text:p>
      <text:p text:style-name="P44">    <text:span text:style-name="T26">Q(register=1) | Q(previousRegister=1)</text:span></text:p>
      <text:p text:style-name="P39">)</text:p>
      <text:p text:style-name="Text_20_body"><text:soft-page-break/><text:line-break/></text:p>
      <text:list xml:id="list111657943037850" text:continue-numbering="true" text:style-name="L4">
        <text:list-item>
          <text:list>
            <text:list-item>
              <text:p text:style-name="P28">select * from customer where age &gt;= 18 <text:span text:style-name="T1">or</text:span> city = ‘B%’<text:span text:style-name="T1">;</text:span></text:p>
              <text:p text:style-name="P38"><text:bookmark text:name="docs-internal-guid-ee8b12d6-7fff-0128-e26a-cf18d275a347"/>from customer.models import Customer</text:p>
            </text:list-item>
          </text:list>
        </text:list-item>
      </text:list>
      <text:p text:style-name="P39">from django.db.models import Q</text:p>
      <text:p text:style-name="P39">customers = Customer.objects.filter(</text:p>
      <text:p text:style-name="P44">    <text:span text:style-name="T26">Q(age__gte=18) | Q(city__startswith="B")</text:span></text:p>
      <text:p text:style-name="P39">)</text:p>
      <text:p text:style-name="Text_20_body"><text:line-break/></text:p>
      <text:list xml:id="list111658937090394" text:continue-list="list111657330203845" text:style-name="L1">
        <text:list-item>
          <text:p text:style-name="P14">Describe with your own words the following concepts:</text:p>
        </text:list-item>
      </text:list>
      <text:list text:style-name="L5">
        <text:list-item>
          <text:list>
            <text:list-item>
              <text:p text:style-name="P18">Persistent Data.</text:p>
              <text:p text:style-name="P33">Datos que se guardaran a lo largo del tiempo de forma indefinida hasta que alguien los borre.</text:p>
            </text:list-item>
            <text:list-item>
              <text:p text:style-name="P18">Temporary Data.</text:p>
              <text:p text:style-name="P33">Solo existen durante un tiempo limitado o una sesión, y se eliminan automáticamente después de su uso.</text:p>
            </text:list-item>
            <text:list-item>
              <text:p text:style-name="P18">Semi-Persistent Data.</text:p>
              <text:p text:style-name="P33">Se guardan por un tiempo determinado, pero no indefinidamente, y pueden eliminarse después de cierto periodo.</text:p>
            </text:list-item>
          </text:list>
        </text:list-item>
      </text:list>
      <text:list xml:id="list111658877406123" text:continue-list="list111658937090394" text:style-name="L1">
        <text:list-item>
          <text:p text:style-name="P27">Write the <text:span text:style-name="T1">django </text:span>code <text:span text:style-name="T1">to perform the following tasks:</text:span></text:p>
        </text:list-item>
      </text:list>
      <text:list xml:id="list3898027996" text:style-name="L6">
        <text:list-item>
          <text:list>
            <text:list-item>
              <text:p text:style-name="P34">Get all registers from the table ‘student’. Show only the 4 first registers.</text:p>
              <text:p text:style-name="P41">from student.models import Student</text:p>
            </text:list-item>
          </text:list>
        </text:list-item>
      </text:list>
      <text:p text:style-name="P39">students = Student.objects.all()[:4]</text:p>
      <text:p text:style-name="Text_20_body"/>
      <text:list xml:id="list111658898115130" text:continue-numbering="true" text:style-name="L6">
        <text:list-item>
          <text:list>
            <text:list-item>
              <text:p text:style-name="P34">Get from the previous table the register with id=3.</text:p>
              <text:p text:style-name="P41">from student.models import Student</text:p>
            </text:list-item>
          </text:list>
        </text:list-item>
      </text:list>
      <text:p text:style-name="P40">students = Student.objects.all()[:4]</text:p>
      <text:p text:style-name="Text_20_body"><text:line-break/></text:p>
      <text:p text:style-name="Text_20_body"/>
      <text:p text:style-name="Text_20_body"/>
      <text:p text:style-name="Text_20_body"/>
      <text:list xml:id="list111658389364513" text:continue-list="list111658877406123" text:style-name="L1">
        <text:list-item>
          <text:p text:style-name="P35"><text:soft-page-break/>We can choose between two ways to operate on the database:</text:p>
          <text:p text:style-name="P35">Case 1:</text:p>
          <text:list>
            <text:list-header>
              <text:p text:style-name="P35">bestsellers = Book.objects.filter(is_bestselling=True)</text:p>
              <text:p text:style-name="P35">amazing_bestsellers = bestsellers.filter(rating__gt=4)</text:p>
              <text:p text:style-name="P35">print (bestsellers)</text:p>
              <text:p text:style-name="P35">print (amazing_bestsellers)</text:p>
            </text:list-header>
          </text:list>
          <text:p text:style-name="P35">Case 2:</text:p>
        </text:list-item>
      </text:list>
      <text:p text:style-name="P1">print (Book.objects.filter(is_bestselling=True))</text:p>
      <text:p text:style-name="P1">print (Book.objects.filter(is_bestselling=True, rating__gt=4))</text:p>
      <text:list xml:id="list2727917128" text:style-name="L7">
        <text:list-item>
          <text:list>
            <text:list-item>
              <text:p text:style-name="P36">How many times does Django access the database in “Case 1”? And how many times in “Case 2”? </text:p>
              <text:p text:style-name="P42"><text:bookmark text:name="docs-internal-guid-ca99435b-7fff-886a-89fe-7568a0b5671b"/>Django accede <text:span text:style-name="T31">a la </text:span><text:s/>base de datos 2 veces <text:span text:style-name="T31">en el</text:span> Case 1</text:p>
            </text:list-item>
          </text:list>
        </text:list-item>
      </text:list>
      <text:p text:style-name="P39">Django accede <text:span text:style-name="T31">a la</text:span> base de datos 2 veces <text:span text:style-name="T31">en el</text:span> Case 2</text:p>
      <text:p text:style-name="Text_20_body"/>
      <text:list xml:id="list111658215660494" text:continue-numbering="true" text:style-name="L7">
        <text:list-item>
          <text:list>
            <text:list-item>
              <text:p text:style-name="P37">Indicate the instruction in case 1 when the program access the database.</text:p>
              <text:p text:style-name="P43">bestsellers = Book.objects.filter(is_bestselling=True)</text:p>
            </text:list-item>
          </text:list>
        </text:list-item>
      </text:list>
      <text:p text:style-name="P46"><text:span text:style-name="T23">amazing_bestsellers = bestsellers.filter(rating__gt=4)</text:span><text:line-break/></text:p>
      <text:list xml:id="list111658818198974" text:continue-numbering="true" text:style-name="L7">
        <text:list-item>
          <text:list>
            <text:list-item>
              <text:p text:style-name="P36">Which case gives a better performance?</text:p>
              <text:p text:style-name="P31"><text:span text:style-name="T24">Case 2 ofrece </text:span><text:span text:style-name="T25">mejor</text:span><text:span text:style-name="T24"> </text:span><text:span text:style-name="T25">rendimiento</text:span><text:span text:style-name="T24"> porque combina </text:span><text:span text:style-name="T25">l</text:span><text:span text:style-name="T24">as condic</text:span><text:span text:style-name="T25">iones</text:span><text:span text:style-name="T24"> </text:span><text:span text:style-name="T25">en una </text:span><text:span text:style-name="T24">única consulta , </text:span><text:span text:style-name="T25">reduciendo</text:span><text:span text:style-name="T24"> </text:span><text:span text:style-name="T25">el </text:span><text:span text:style-name="T24"><text:s/>c</text:span><text:span text:style-name="T25">oste</text:span><text:span text:style-name="T24"> de crear QuerySets intermedios. </text:span><text:line-break/></text:p>
            </text:list-item>
          </text:list>
        </text:list-item>
      </text:list>
      <text:list xml:id="list111657211811506" text:continue-list="list111658389364513" text:style-name="L1">
        <text:list-item>
          <text:p text:style-name="P35">Explain with your own words what is the “Cache” and what is its purpose.</text:p>
          <text:list>
            <text:list-header>
              <text:p text:style-name="P47">La memoria caché es un tipo de memoria volátil (SRAM) con poca capacidad que se encuentra dentro de la CPU o GPU, cuyo fin es ofrecer el acceso a datos de uso frecuente.<text:span text:style-name="T29"/></text:p>
            </text:list-header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4T11:16:56.757195189</dc:date>
    <meta:editing-duration>PT1H58M29S</meta:editing-duration>
    <meta:editing-cycles>31</meta:editing-cycles>
    <meta:generator>LibreOffice/7.4.7.2$Linux_X86_64 LibreOffice_project/40$Build-2</meta:generator>
    <meta:document-statistic meta:table-count="0" meta:image-count="0" meta:object-count="0" meta:page-count="6" meta:paragraph-count="145" meta:word-count="973" meta:character-count="6640" meta:non-whitespace-character-count="5732"/>
  </office:meta>
</office:document-meta>
</file>